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2A3DBE1FADF0AD9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351cm" table:align="margins" style:writing-mode="lr-tb"/>
    </style:style>
    <style:style style:name="Tabla1.A" style:family="table-column">
      <style:table-column-properties style:column-width="16.351cm" style:rel-column-width="65535*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351cm" table:align="margins" style:writing-mode="lr-tb"/>
    </style:style>
    <style:style style:name="Tabla2.A" style:family="table-column">
      <style:table-column-properties style:column-width="16.351cm" style:rel-column-width="65535*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51cm" table:align="margins" style:writing-mode="lr-tb"/>
    </style:style>
    <style:style style:name="Tabla3.A" style:family="table-column">
      <style:table-column-properties style:column-width="16.351cm" style:rel-column-width="65535*"/>
    </style:style>
    <style:style style:name="Tab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351cm" table:align="margins" style:writing-mode="lr-tb"/>
    </style:style>
    <style:style style:name="Tabla4.A" style:family="table-column">
      <style:table-column-properties style:column-width="16.351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6.351cm" table:align="margins" style:writing-mode="lr-tb"/>
    </style:style>
    <style:style style:name="Tabla5.A" style:family="table-column">
      <style:table-column-properties style:column-width="16.351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351cm" table:align="margins" style:writing-mode="lr-tb"/>
    </style:style>
    <style:style style:name="Tabla6.A" style:family="table-column">
      <style:table-column-properties style:column-width="16.351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6.351cm" table:align="margins" style:writing-mode="lr-tb"/>
    </style:style>
    <style:style style:name="Tabla7.A" style:family="table-column">
      <style:table-column-properties style:column-width="16.351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6.351cm" table:align="margins" style:writing-mode="lr-tb"/>
    </style:style>
    <style:style style:name="Tabla8.A" style:family="table-column">
      <style:table-column-properties style:column-width="16.351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6.351cm" table:align="margins" style:writing-mode="lr-tb"/>
    </style:style>
    <style:style style:name="Tabla9.A" style:family="table-column">
      <style:table-column-properties style:column-width="16.351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6.351cm" table:align="margins" style:writing-mode="lr-tb"/>
    </style:style>
    <style:style style:name="Tabla10.A" style:family="table-column">
      <style:table-column-properties style:column-width="16.351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6.351cm" table:align="margins" style:writing-mode="lr-tb"/>
    </style:style>
    <style:style style:name="Tabla11.A" style:family="table-column">
      <style:table-column-properties style:column-width="16.351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6.351cm" table:align="margins" style:writing-mode="lr-tb"/>
    </style:style>
    <style:style style:name="Tabla12.A" style:family="table-column">
      <style:table-column-properties style:column-width="16.351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6.351cm" table:align="margins" style:writing-mode="lr-tb"/>
    </style:style>
    <style:style style:name="Tabla13.A" style:family="table-column">
      <style:table-column-properties style:column-width="16.351cm" style:rel-column-width="65535*"/>
    </style:style>
    <style:style style:name="Tabla13.A1" style:family="table-cell">
      <style:table-cell-properties fo:padding="0.097cm" fo:border="0.05pt solid #000000"/>
    </style:style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27169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1" fo:font-size="11pt" fo:language="ca" fo:country="ES" fo:font-weight="normal" officeooo:rsid="000c7981" officeooo:paragraph-rsid="002b0f82" style:font-size-asian="11pt" style:font-weight-asian="normal" style:font-size-complex="11pt" style:font-weight-complex="normal"/>
    </style:style>
    <style:style style:name="P6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7" style:family="paragraph" style:parent-style-name="Footnote">
      <style:paragraph-properties fo:line-height="100%" style:snap-to-layout-grid="false"/>
    </style:style>
    <style:style style:name="P8" style:family="paragraph" style:parent-style-name="Footnote">
      <style:text-properties fo:font-size="5pt" style:font-size-asian="5pt"/>
    </style:style>
    <style:style style:name="P9" style:family="paragraph" style:parent-style-name="Text_20_body">
      <style:text-properties style:font-name="Arial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27169" officeooo:paragraph-rsid="002a7700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27169" officeooo:paragraph-rsid="002b0f82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8e04f" officeooo:paragraph-rsid="002b0f82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3ebc59" officeooo:paragraph-rsid="003ebc59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bold" officeooo:rsid="001fe75d" officeooo:paragraph-rsid="00227169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Arial1" fo:font-size="11pt" fo:language="ca" fo:country="ES" fo:font-weight="bold" officeooo:rsid="001fe75d" officeooo:paragraph-rsid="002a7700" style:font-size-asian="11pt" style:font-weight-asian="bold" style:font-size-complex="11pt" style:font-weight-complex="bold"/>
    </style:style>
    <style:style style:name="P17" style:family="paragraph" style:parent-style-name="Text_20_body">
      <style:text-properties style:font-name="Arial1" fo:font-size="11pt" fo:language="ca" fo:country="ES" fo:font-weight="bold" officeooo:rsid="001fe75d" officeooo:paragraph-rsid="002b0f82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1" fo:font-size="11pt" fo:language="ca" fo:country="ES" fo:font-weight="bold" officeooo:rsid="00227169" officeooo:paragraph-rsid="00227169" style:font-size-asian="11pt" style:font-weight-asian="bold" style:font-size-complex="11pt" style:font-weight-complex="bold"/>
    </style:style>
    <style:style style:name="P19" style:family="paragraph" style:parent-style-name="Text_20_body">
      <style:text-properties style:font-name="Arial1" fo:font-size="11pt" fo:language="ca" fo:country="ES" fo:font-weight="bold" officeooo:rsid="00227169" officeooo:paragraph-rsid="002a7700" style:font-size-asian="11pt" style:font-weight-asian="bold" style:font-size-complex="11pt" style:font-weight-complex="bold"/>
    </style:style>
    <style:style style:name="P20" style:family="paragraph" style:parent-style-name="Text_20_body">
      <style:text-properties style:font-name="Arial1" fo:font-size="11pt" fo:language="ca" fo:country="ES" fo:font-weight="bold" officeooo:rsid="0028e04f" officeooo:paragraph-rsid="002b0f82" style:font-size-asian="11pt" style:font-weight-asian="bold" style:font-size-complex="11pt" style:font-weight-complex="bold"/>
    </style:style>
    <style:style style:name="P21" style:family="paragraph" style:parent-style-name="Text_20_body">
      <style:text-properties style:font-name="Arial1" fo:font-size="9pt" fo:language="ca" fo:country="ES" fo:font-weight="bold" officeooo:rsid="002f6ec4" officeooo:paragraph-rsid="002f6ec4" style:font-size-asian="9pt" style:font-weight-asian="bold" style:font-size-complex="9pt" style:font-weight-complex="bold"/>
    </style:style>
    <style:style style:name="P22" style:family="paragraph" style:parent-style-name="Text_20_body">
      <style:text-properties style:font-name="Arial1" fo:font-size="9pt" fo:language="ca" fo:country="ES" fo:font-weight="normal" officeooo:rsid="00227169" officeooo:paragraph-rsid="00227169" style:font-size-asian="7.84999990463257pt" style:font-weight-asian="normal" style:font-size-complex="9pt" style:font-weight-complex="normal"/>
    </style:style>
    <style:style style:name="P23" style:family="paragraph" style:parent-style-name="Text_20_body">
      <style:text-properties style:font-name="Courier New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font-name="Courier New1" fo:font-size="11pt" fo:language="ca" fo:country="ES" fo:font-weight="normal" officeooo:rsid="00227169" officeooo:paragraph-rsid="0025f2c7" style:font-size-asian="11pt" style:font-weight-asian="normal" style:font-size-complex="11pt" style:font-weight-complex="normal"/>
    </style:style>
    <style:style style:name="P25" style:family="paragraph" style:parent-style-name="Text_20_body">
      <style:text-properties style:font-name="Courier New1" fo:font-size="11pt" fo:language="ca" fo:country="ES" fo:font-weight="normal" officeooo:rsid="00227169" officeooo:paragraph-rsid="002a7700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break-before="page"/>
      <style:text-properties style:font-name="Arial1" fo:font-size="11pt" fo:language="ca" fo:country="ES" fo:font-weight="bold" officeooo:rsid="001fe75d" officeooo:paragraph-rsid="00227169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1" fo:font-size="9pt" officeooo:rsid="00316a4a" officeooo:paragraph-rsid="00316a4a" style:font-size-asian="7.84999990463257pt" style:font-size-complex="9pt"/>
    </style:style>
    <style:style style:name="P28" style:family="paragraph" style:parent-style-name="Table_20_Contents">
      <style:text-properties style:font-name="Arial1" fo:font-size="9pt" officeooo:rsid="0036a49e" officeooo:paragraph-rsid="0036a49e" style:font-size-asian="9pt" style:font-size-complex="9pt"/>
    </style:style>
    <style:style style:name="P29" style:family="paragraph" style:parent-style-name="Table_20_Contents">
      <style:text-properties style:font-name="Arial1" fo:font-size="9pt" officeooo:rsid="0036c2db" officeooo:paragraph-rsid="0036c2db" style:font-size-asian="9pt" style:font-size-complex="9pt"/>
    </style:style>
    <style:style style:name="P30" style:family="paragraph" style:parent-style-name="Table_20_Contents">
      <style:text-properties style:font-name="Arial1" fo:font-size="9pt" officeooo:rsid="0038e78d" officeooo:paragraph-rsid="0038e78d" style:font-size-asian="9pt" style:font-size-complex="9pt"/>
    </style:style>
    <style:style style:name="P31" style:family="paragraph" style:parent-style-name="Table_20_Contents">
      <style:text-properties style:font-name="Arial1" fo:font-size="9pt" officeooo:rsid="003c43c0" officeooo:paragraph-rsid="003c43c0" style:font-size-asian="9pt" style:font-size-complex="9pt"/>
    </style:style>
    <style:style style:name="P32" style:family="paragraph" style:parent-style-name="Table_20_Contents">
      <style:text-properties style:font-name="Arial1" fo:font-size="9pt" officeooo:rsid="003dbbbc" officeooo:paragraph-rsid="003dbbbc" style:font-size-asian="9pt" style:font-size-complex="9pt"/>
    </style:style>
    <style:style style:name="P33" style:family="paragraph" style:parent-style-name="Table_20_Contents">
      <style:text-properties style:font-name="Arial1" fo:font-size="9pt" officeooo:rsid="004146e2" officeooo:paragraph-rsid="004146e2" style:font-size-asian="9pt" style:font-size-complex="9pt"/>
    </style:style>
    <style:style style:name="P34" style:family="paragraph" style:parent-style-name="Table_20_Contents">
      <style:text-properties style:font-name="Arial1" fo:font-size="9pt" officeooo:rsid="00442e1c" officeooo:paragraph-rsid="00442e1c" style:font-size-asian="9pt" style:font-size-complex="9pt"/>
    </style:style>
    <style:style style:name="P35" style:family="paragraph" style:parent-style-name="Table_20_Contents">
      <style:text-properties style:font-name="Arial1" fo:font-size="9pt" officeooo:rsid="00468237" officeooo:paragraph-rsid="00468237" style:font-size-asian="9pt" style:font-size-complex="9pt"/>
    </style:style>
    <style:style style:name="P36" style:family="paragraph" style:parent-style-name="Table_20_Contents">
      <style:text-properties style:font-name="Arial1" fo:font-size="9pt" officeooo:rsid="004bdd20" officeooo:paragraph-rsid="004bdd20" style:font-size-asian="9pt" style:font-size-complex="9pt"/>
    </style:style>
    <style:style style:name="P37" style:family="paragraph" style:parent-style-name="Table_20_Contents">
      <style:text-properties style:font-name="Arial1" fo:font-size="9pt" officeooo:rsid="004d4a93" officeooo:paragraph-rsid="004d4a93" style:font-size-asian="9pt" style:font-size-complex="9pt"/>
    </style:style>
    <style:style style:name="P38" style:family="paragraph" style:parent-style-name="Table_20_Contents">
      <style:text-properties style:font-name="Arial1" fo:font-size="9pt" style:text-underline-style="none" officeooo:rsid="00480f10" officeooo:paragraph-rsid="00480f10" style:font-size-asian="9pt" style:font-size-complex="9pt"/>
    </style:style>
    <style:style style:name="P39" style:family="paragraph" style:parent-style-name="Table_20_Contents">
      <style:text-properties style:font-name="Arial1" fo:font-size="11pt" officeooo:rsid="003c43c0" officeooo:paragraph-rsid="003c43c0" style:font-size-asian="11pt" style:font-size-complex="11pt"/>
    </style:style>
    <style:style style:name="P40" style:family="paragraph" style:parent-style-name="Table_20_Contents">
      <style:text-properties style:font-name="arial" fo:font-size="9pt" officeooo:rsid="0048e5ba" officeooo:paragraph-rsid="0048e5ba" style:font-size-asian="9pt" style:font-size-complex="9pt"/>
    </style:style>
    <style:style style:name="P41" style:family="paragraph" style:parent-style-name="Table_20_Contents">
      <style:text-properties style:font-name="arial" fo:font-size="9pt" officeooo:rsid="004b68e2" officeooo:paragraph-rsid="004b68e2" style:font-size-asian="9pt" style:font-size-complex="9pt"/>
    </style:style>
    <style:style style:name="P42" style:family="paragraph" style:parent-style-name="Table_20_Contents">
      <style:text-properties style:font-name="Arial1" fo:font-size="9pt" officeooo:rsid="0051b0cc" officeooo:paragraph-rsid="0051b0cc" style:font-size-asian="7.84999990463257pt" style:font-size-complex="9pt"/>
    </style:style>
    <style:style style:name="P43" style:family="paragraph" style:parent-style-name="Table_20_Contents">
      <style:text-properties style:font-name="Arial1" fo:font-size="9pt" officeooo:rsid="0032adc2" officeooo:paragraph-rsid="0032adc2" style:font-size-asian="9pt" style:font-size-complex="9pt"/>
    </style:style>
    <style:style style:name="P44" style:family="paragraph" style:parent-style-name="Table_20_Contents">
      <style:text-properties style:font-name="Arial1" fo:font-size="9pt" officeooo:rsid="0052015d" officeooo:paragraph-rsid="0052015d" style:font-size-asian="9pt" style:font-size-complex="9pt"/>
    </style:style>
    <style:style style:name="P45" style:family="paragraph" style:parent-style-name="Text_20_body">
      <style:text-properties style:font-name="Arial1" fo:font-size="9pt" fo:language="ca" fo:country="ES" fo:font-weight="bold" officeooo:rsid="004fead6" officeooo:paragraph-rsid="004fead6" style:font-size-asian="9pt" style:font-weight-asian="bold" style:font-size-complex="9pt" style:font-weight-complex="bold"/>
    </style:style>
    <style:style style:name="P46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227169" style:font-size-asian="14pt" style:font-name-complex="Arial" style:font-size-complex="14pt"/>
    </style:style>
    <style:style style:name="P47" style:family="paragraph" style:parent-style-name="Footnote">
      <style:paragraph-properties fo:line-height="100%" style:snap-to-layout-grid="false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7169" style:font-weight-asian="normal" style:font-weight-complex="normal"/>
    </style:style>
    <style:style style:name="T5" style:family="text">
      <style:text-properties fo:font-weight="normal" officeooo:rsid="002b0f82" style:font-weight-asian="normal" style:font-weight-complex="normal"/>
    </style:style>
    <style:style style:name="T6" style:family="text">
      <style:text-properties officeooo:rsid="00227169"/>
    </style:style>
    <style:style style:name="T7" style:family="text">
      <style:text-properties officeooo:rsid="002422a4"/>
    </style:style>
    <style:style style:name="T8" style:family="text">
      <style:text-properties officeooo:rsid="002592a8"/>
    </style:style>
    <style:style style:name="T9" style:family="text">
      <style:text-properties officeooo:rsid="0025f2c7"/>
    </style:style>
    <style:style style:name="T10" style:family="text">
      <style:text-properties officeooo:rsid="0027da7d"/>
    </style:style>
    <style:style style:name="T11" style:family="text">
      <style:text-properties officeooo:rsid="002a7700"/>
    </style:style>
    <style:style style:name="T12" style:family="text">
      <style:text-properties officeooo:rsid="002b0f82"/>
    </style:style>
    <style:style style:name="T13" style:family="text">
      <style:text-properties officeooo:rsid="002446c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b0f82" style:font-weight-asian="bold" style:font-weight-complex="bold"/>
    </style:style>
    <style:style style:name="T16" style:family="text">
      <style:text-properties officeooo:rsid="0028e04f"/>
    </style:style>
    <style:style style:name="T17" style:family="text">
      <style:text-properties officeooo:rsid="002d06f7"/>
    </style:style>
    <style:style style:name="T18" style:family="text">
      <style:text-properties officeooo:rsid="0051b0cc"/>
    </style:style>
    <style:style style:name="T19" style:family="text">
      <style:text-properties officeooo:rsid="0032ad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Pràctica <text:span text:style-name="T12">8</text:span>: <text:span text:style-name="T6">Recorreguts numèrics</text:span></text:p>
      <text:p text:style-name="P3"><text:span text:style-name="T3">L’objectiu d’aquesta pràctica és </text:span><text:span text:style-name="T5">endinsar-nos</text:span><text:span text:style-name="T4"> amb les instruccions iteratives, amb les que el desenvolupador pot aconseguir que determinades instruccions es tornin a executar més d'un cop.</text:span></text:p>
      <text:p text:style-name="P4"/>
      <text:p text:style-name="P4"/>
      <text:p text:style-name="P4"/>
      <text:p text:style-name="P5">Atenció, els següents exercicis han de fer-se en Java i/<text:span text:style-name="T13">o</text:span> en Python. <text:s/><text:span text:style-name="T12">Tret que s'especifiqui el contrari, no pot fer-se servir la instrucció </text:span><text:span text:style-name="T15">while</text:span><text:span text:style-name="T12"> (ha de fer-se servir </text:span><text:span text:style-name="T15">for</text:span><text:span text:style-name="T12">)</text:span>. <text:s/>Es recomana anar <text:span text:style-name="T13">alternant programes en Java amb Python. <text:s/>Com a activitat opcional, poden fer-se tots en els dos llenguatges.</text:span></text:p>
      <text:p text:style-name="P12"/>
      <text:p text:style-name="P15">Exercici 1: <text:span text:style-name="T6">Primers cent naturals amb poques línies de codi</text:span></text:p>
      <text:p text:style-name="P9">Desenvolupa un programa que escrigui els primers 100 nombres naturals en ordre decreixent (un número per línia)</text:p>
      <text:p text:style-name="P9"/>
      <table:table table:name="Tabla1" table:style-name="Tabla1">
        <table:table-column table:style-name="Tabla1.A"/>
        <table:table-row>
          <table:table-cell table:style-name="Tabla1.A1" office:value-type="string">
            <text:p text:style-name="P21">import java.io.*;</text:p>
            <text:p text:style-name="P21">//Primers 100 nombres naturals en ordre</text:p>
            <text:p text:style-name="P21"/>
            <text:p text:style-name="P21">public class practica8{</text:p>
            <text:p text:style-name="P21"><text:tab/><text:tab/>public static void main(String[] args) throws IOException {</text:p>
            <text:p text:style-name="P21"><text:tab/><text:tab/></text:p>
            <text:p text:style-name="P21"><text:tab/><text:tab/>int i;</text:p>
            <text:p text:style-name="P21"><text:tab/><text:tab/></text:p>
            <text:p text:style-name="P21"><text:tab/><text:tab/>BufferedReader reader = new BufferedReader(new InputStreamReader(System.in));</text:p>
            <text:p text:style-name="P21"><text:tab/><text:tab/></text:p>
            <text:p text:style-name="P21"><text:tab/><text:tab/></text:p>
            <text:p text:style-name="P21"><text:tab/><text:tab/>for (i=99;i&gt;-1;i--) {</text:p>
            <text:p text:style-name="P21"><text:tab/><text:tab/><text:tab/>System.out.println(i);</text:p>
            <text:p text:style-name="P21"><text:tab/><text:tab/></text:p>
            <text:p text:style-name="P21"><text:tab/><text:tab/>}</text:p>
            <text:p text:style-name="P21"/>
            <text:p text:style-name="P21"><text:tab/>}</text:p>
            <text:p text:style-name="P21"><text:tab/></text:p>
            <text:p text:style-name="P21">}</text:p>
          </table:table-cell>
        </table:table-row>
        <table:table-row>
          <table:table-cell table:style-name="Tabla1.A2" office:value-type="string">
            <text:p text:style-name="P45">Python</text:p>
            <text:p text:style-name="P45">#! /usr/bin/env python</text:p>
            <text:p text:style-name="P45"># encoding: utf-8</text:p>
            <text:p text:style-name="P45"/>
            <text:p text:style-name="P45"># Programa que doni els primers 100 naturals en ordre</text:p>
            <text:p text:style-name="P45">i = 0</text:p>
            <text:p text:style-name="P45">for i in range (99,-1,-1):</text:p>
            <text:p text:style-name="P45"><text:tab/>print i</text:p>
          </table:table-cell>
        </table:table-row>
      </table:table>
      <text:p text:style-name="P21"><text:soft-page-break/></text:p>
      <text:p text:style-name="P9"/>
      <text:p text:style-name="P15">Exercici <text:span text:style-name="T6">2</text:span>: <text:span text:style-name="T6">Nom repetit</text:span></text:p>
      <text:p text:style-name="P9">Desenvolupa un programa que demani a l’usuari el seu nom i un número enter més gran que 1, i escrigui el seu nom tants cops com indiqui el número. Ex. si l’entrada és</text:p>
      <text:p text:style-name="P23"><text:s text:c="4"/>Truman</text:p>
      <text:p text:style-name="P23"><text:s text:c="4"/>3</text:p>
      <text:p text:style-name="P9">La sortida serà</text:p>
      <text:p text:style-name="P23"><text:s text:c="4"/>Truman Truman Truman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7">import java.io.*;</text:p>
            <text:p text:style-name="P27">//<text:span text:style-name="T18">Repeteix el nom les vegades que vulguis</text:span></text:p>
            <text:p text:style-name="P27"/>
            <text:p text:style-name="P27">public class practica8{</text:p>
            <text:p text:style-name="P27"><text:tab/><text:tab/>public static void main(String[] args) throws IOException {</text:p>
            <text:p text:style-name="P27"><text:tab/><text:tab/></text:p>
            <text:p text:style-name="P27"><text:tab/><text:tab/>String nom;</text:p>
            <text:p text:style-name="P27"><text:tab/><text:tab/>int nombre;</text:p>
            <text:p text:style-name="P27"><text:tab/><text:tab/>String linia;</text:p>
            <text:p text:style-name="P27"><text:tab/><text:tab/>int i;</text:p>
            <text:p text:style-name="P27"><text:tab/></text:p>
            <text:p text:style-name="P27"><text:tab/><text:tab/></text:p>
            <text:p text:style-name="P27"><text:tab/><text:tab/>BufferedReader reader = new BufferedReader(new InputStreamReader(System.in));</text:p>
            <text:p text:style-name="P27"><text:tab/><text:tab/></text:p>
            <text:p text:style-name="P27"><text:tab/><text:tab/>System.out.print("Introdueix el teu nom: ");</text:p>
            <text:p text:style-name="P27"><text:tab/><text:tab/>nom = reader.readLine();</text:p>
            <text:p text:style-name="P27"><text:tab/><text:tab/></text:p>
            <text:p text:style-name="P27"><text:tab/><text:tab/></text:p>
            <text:p text:style-name="P27"><text:tab/><text:tab/>System.out.print("Introdueix el nombre : ");</text:p>
            <text:p text:style-name="P27"><text:tab/><text:tab/>linia = reader.readLine();</text:p>
            <text:p text:style-name="P27"><text:tab/><text:tab/>nombre = Integer.parseInt(linia);</text:p>
            <text:p text:style-name="P27"><text:tab/><text:tab/></text:p>
            <text:p text:style-name="P27"><text:tab/><text:tab/>for (i=0;i&lt;nombre;i++) {</text:p>
            <text:p text:style-name="P27"><text:tab/><text:tab/><text:tab/>System.out.println(nom);</text:p>
            <text:p text:style-name="P27"><text:tab/><text:tab/></text:p>
            <text:p text:style-name="P27"><text:tab/><text:tab/>}</text:p>
            <text:p text:style-name="P27"><text:tab/><text:tab/></text:p>
            <text:p text:style-name="P27"><text:tab/><text:tab/></text:p>
            <text:p text:style-name="P27"/>
            <text:p text:style-name="P27"><text:tab/>}</text:p>
            <text:p text:style-name="P27"><text:tab/></text:p>
            <text:p text:style-name="P27">}</text:p>
          </table:table-cell>
        </table:table-row>
        <table:table-row>
          <table:table-cell table:style-name="Tabla2.A2" office:value-type="string">
            <text:p text:style-name="P42">Python </text:p>
            <text:p text:style-name="P42">#! /usr/bin/env python</text:p>
            <text:p text:style-name="P42"># encoding: utf-8</text:p>
            <text:p text:style-name="P42"/>
            <text:p text:style-name="P42"><text:soft-page-break/># Repeteix el nom les vegades que vulguis</text:p>
            <text:p text:style-name="P42">i = 0</text:p>
            <text:p text:style-name="P42"/>
            <text:p text:style-name="P42">nom=str(raw_input("Introduieix el teu nom: "))</text:p>
            <text:p text:style-name="P42">nombre=int(raw_input("Introdueix un nombre: "))</text:p>
            <text:p text:style-name="P42"/>
            <text:p text:style-name="P42">for i in range (0,nombre,1):</text:p>
            <text:p text:style-name="P42"><text:tab/>print nom</text:p>
            <text:p text:style-name="P42"/>
          </table:table-cell>
        </table:table-row>
      </table:table>
      <text:p text:style-name="P9"/>
      <text:p text:style-name="P9"/>
      <text:p text:style-name="P9"/>
      <text:p text:style-name="P9"/>
      <text:p text:style-name="P15">Exercici <text:span text:style-name="T6">3</text:span>: <text:span text:style-name="T6">Entre dos nombres</text:span></text:p>
      <text:p text:style-name="P9">Desenvolupa un programa que demani dos números a l’usuari i escrigui tots els números entre el primer i el segon. <text:s/>Tingues en compte el<text:span text:style-name="T12">s</text:span> casos que el primer nombre sigui més gran, més petit o igual que el segon.</text:p>
      <text:p text:style-name="P9"/>
      <table:table table:name="Tabla3" table:style-name="Tabla3">
        <table:table-column table:style-name="Tabla3.A"/>
        <table:table-row>
          <table:table-cell table:style-name="Tabla3.A1" office:value-type="string">
            <text:p text:style-name="P43">import java.io.*;</text:p>
            <text:p text:style-name="P43">//Programa que demani els dos nombres i mostri tots els que hi ha entre l'un i l'altre</text:p>
            <text:p text:style-name="P43"/>
            <text:p text:style-name="P43">public class practica8{</text:p>
            <text:p text:style-name="P43"><text:tab/><text:tab/>public static void main(String[] args) throws IOException {</text:p>
            <text:p text:style-name="P43"><text:tab/><text:tab/></text:p>
            <text:p text:style-name="P43"><text:tab/><text:tab/>int nombre1;</text:p>
            <text:p text:style-name="P43"><text:tab/><text:tab/>int nombre2;</text:p>
            <text:p text:style-name="P43"><text:tab/><text:tab/>String linia;</text:p>
            <text:p text:style-name="P43"><text:tab/><text:tab/>int i;</text:p>
            <text:p text:style-name="P43"><text:tab/><text:tab/></text:p>
            <text:p text:style-name="P43"><text:tab/><text:tab/>BufferedReader reader = new BufferedReader(new InputStreamReader(System.in));</text:p>
            <text:p text:style-name="P43"><text:tab/><text:tab/></text:p>
            <text:p text:style-name="P43"><text:tab/><text:tab/>System.out.print("Introdueix el primer nombre: ");</text:p>
            <text:p text:style-name="P43"><text:tab/><text:tab/>linia = reader.readLine();</text:p>
            <text:p text:style-name="P43"><text:tab/><text:tab/>nombre1 = Integer.parseInt(linia);</text:p>
            <text:p text:style-name="P43"><text:tab/><text:tab/></text:p>
            <text:p text:style-name="P43"><text:tab/><text:tab/>System.out.print("Introdueix el segon nombre: ");</text:p>
            <text:p text:style-name="P43"><text:tab/><text:tab/>linia = reader.readLine();</text:p>
            <text:p text:style-name="P43"><text:tab/><text:tab/>nombre2 = Integer.parseInt(linia);</text:p>
            <text:p text:style-name="P43"><text:tab/><text:tab/></text:p>
            <text:p text:style-name="P43"><text:tab/><text:tab/>for (i=nombre1+1;i&lt;nombre2;i++) {</text:p>
            <text:p text:style-name="P43"><text:tab/><text:tab/><text:tab/>System.out.println(i);</text:p>
            <text:p text:style-name="P43"><text:tab/><text:tab/></text:p>
            <text:p text:style-name="P43"><text:tab/><text:tab/>}</text:p>
            <text:p text:style-name="P43"><text:tab/>}<text:tab/></text:p>
            <text:p text:style-name="P43">}</text:p>
          </table:table-cell>
        </table:table-row>
        <text:soft-page-break/>
        <table:table-row>
          <table:table-cell table:style-name="Tabla3.A2" office:value-type="string">
            <text:p text:style-name="P44">#! /usr/bin/env python</text:p>
            <text:p text:style-name="P44"># encoding: utf-8</text:p>
            <text:p text:style-name="P44"/>
            <text:p text:style-name="P44">#<text:span text:style-name="T19">//Programa que demani els dos nombres i mostri tots els que hi ha entre l'un i l'altre</text:span></text:p>
            <text:p text:style-name="P44">i = 0</text:p>
            <text:p text:style-name="P44"/>
            <text:p text:style-name="P44">nombre1=int(raw_input("Introduieix el primer nombre: "))</text:p>
            <text:p text:style-name="P44">nombre2=int(raw_input("Introdueix el segon nombre: "))</text:p>
            <text:p text:style-name="P44"/>
            <text:p text:style-name="P44">for i in range (nombre1+1,nombre2,1):</text:p>
            <text:p text:style-name="P44"><text:tab/>print i</text:p>
            <text:p text:style-name="P44"/>
          </table:table-cell>
        </table:table-row>
      </table:table>
      <text:p text:style-name="P9"/>
      <text:p text:style-name="P9"/>
      <text:p text:style-name="P15">Exercici <text:span text:style-name="T6">4</text:span>: <text:span text:style-name="T6">Suma fins un nombre</text:span></text:p>
      <text:p text:style-name="P9">Desenvolupa un programa que demani un número a l’usuari i escrigui la suma de tots els números entre l’introduït i el 1. Ex. si l’entrada és</text:p>
      <text:p text:style-name="P23"><text:s text:c="4"/>4</text:p>
      <text:p text:style-name="P9">Com que 10 = 1 + 2 + 3 + 4, la sortida serà</text:p>
      <text:p text:style-name="P23"><text:s text:c="4"/>10</text:p>
      <text:p text:style-name="P9">Fes-ho <text:span text:style-name="T12">amb la instrucció </text:span><text:span text:style-name="T15">while</text:span><text:span text:style-name="T12"> i amb la instrucció </text:span><text:span text:style-name="T15">for</text:span>.</text:p>
      <text:p text:style-name="P9"/>
      <table:table table:name="Tabla4" table:style-name="Tabla4">
        <table:table-column table:style-name="Tabla4.A"/>
        <table:table-row>
          <table:table-cell table:style-name="Tabla4.A1" office:value-type="string">
            <text:p text:style-name="P29">FOR</text:p>
            <text:p text:style-name="P30">import java.io.*;</text:p>
            <text:p text:style-name="P30">//programa que demani un número a l’usuari i escrigui la suma de tots els números entre l’introduït i el 1</text:p>
            <text:p text:style-name="P30"/>
            <text:p text:style-name="P30">public class algo{</text:p>
            <text:p text:style-name="P30"><text:tab/><text:tab/>public static void main(String[] args) throws IOException {</text:p>
            <text:p text:style-name="P30"><text:tab/><text:tab/></text:p>
            <text:p text:style-name="P30"><text:tab/><text:tab/>int nombre;</text:p>
            <text:p text:style-name="P30"><text:tab/><text:tab/>String linia;</text:p>
            <text:p text:style-name="P30"><text:tab/><text:tab/>int i;</text:p>
            <text:p text:style-name="P30"><text:tab/><text:tab/>int j;</text:p>
            <text:p text:style-name="P30"><text:tab/><text:tab/></text:p>
            <text:p text:style-name="P30"><text:tab/><text:tab/>BufferedReader reader = new BufferedReader(new InputStreamReader(System.in));</text:p>
            <text:p text:style-name="P30"><text:tab/><text:tab/></text:p>
            <text:p text:style-name="P30"><text:tab/><text:tab/>System.out.print("Introdueix un nombre ");</text:p>
            <text:p text:style-name="P30"><text:tab/><text:tab/>linia = reader.readLine();</text:p>
            <text:p text:style-name="P30"><text:tab/><text:tab/>nombre = Integer.parseInt(linia);</text:p>
            <text:p text:style-name="P30"><text:tab/><text:tab/></text:p>
            <text:p text:style-name="P30"><text:tab/><text:tab/></text:p>
            <text:p text:style-name="P30"><text:tab/><text:tab/>for (i=1,j=0;i&lt;nombre+2;j=j+i,i=i+1) {</text:p>
            <text:p text:style-name="P30"><text:tab/><text:tab/><text:tab/>System.out.println(j);</text:p>
            <text:p text:style-name="P30"><text:tab/><text:tab/>}</text:p>
            <text:p text:style-name="P30"><text:soft-page-break/><text:tab/><text:tab/></text:p>
            <text:p text:style-name="P30"><text:tab/><text:tab/><text:tab/></text:p>
            <text:p text:style-name="P30"><text:tab/><text:tab/></text:p>
            <text:p text:style-name="P30"><text:tab/><text:tab/></text:p>
            <text:p text:style-name="P30"><text:tab/>}</text:p>
            <text:p text:style-name="P30"><text:tab/></text:p>
            <text:p text:style-name="P30">}</text:p>
            <text:p text:style-name="P28"/>
            <text:p text:style-name="P29">WHILE</text:p>
            <text:p text:style-name="P29"/>
            <text:p text:style-name="P29">import java.io.*;</text:p>
            <text:p text:style-name="P29">//Programa que demani els dos nombres i mostri tots els que hi ha entre l'un i l'altre</text:p>
            <text:p text:style-name="P29"/>
            <text:p text:style-name="P29">public class practica8{</text:p>
            <text:p text:style-name="P29"><text:tab/><text:tab/>public static void main(String[] args) throws IOException {</text:p>
            <text:p text:style-name="P29"><text:tab/><text:tab/></text:p>
            <text:p text:style-name="P29"><text:tab/><text:tab/>int nombre;</text:p>
            <text:p text:style-name="P29"><text:tab/><text:tab/>String linia;</text:p>
            <text:p text:style-name="P29"><text:tab/><text:tab/>int i;</text:p>
            <text:p text:style-name="P29"><text:tab/><text:tab/>int j;</text:p>
            <text:p text:style-name="P29"><text:tab/><text:tab/></text:p>
            <text:p text:style-name="P29"><text:tab/><text:tab/>BufferedReader reader = new BufferedReader(new InputStreamReader(System.in));</text:p>
            <text:p text:style-name="P29"><text:tab/><text:tab/></text:p>
            <text:p text:style-name="P29"><text:tab/><text:tab/>System.out.print("Introdueix un nombre ");</text:p>
            <text:p text:style-name="P29"><text:tab/><text:tab/>linia = reader.readLine();</text:p>
            <text:p text:style-name="P29"><text:tab/><text:tab/>nombre = Integer.parseInt(linia);</text:p>
            <text:p text:style-name="P29"><text:tab/><text:tab/></text:p>
            <text:p text:style-name="P29"><text:tab/><text:tab/></text:p>
            <text:p text:style-name="P29"><text:tab/><text:tab/></text:p>
            <text:p text:style-name="P29"><text:tab/><text:tab/>i=1;</text:p>
            <text:p text:style-name="P29"><text:tab/><text:tab/>j=0;</text:p>
            <text:p text:style-name="P29"><text:tab/><text:tab/>while (i&lt;nombre+1){</text:p>
            <text:p text:style-name="P29"><text:tab/><text:tab/><text:tab/>j=j+i;</text:p>
            <text:p text:style-name="P29"><text:tab/><text:tab/><text:tab/></text:p>
            <text:p text:style-name="P29"><text:tab/><text:tab/><text:tab/>System.out.println(j);</text:p>
            <text:p text:style-name="P29"><text:tab/><text:tab/>i = i+1;</text:p>
            <text:p text:style-name="P29"><text:tab/><text:tab/>}</text:p>
            <text:p text:style-name="P29"><text:tab/><text:tab/><text:tab/></text:p>
            <text:p text:style-name="P29"><text:tab/><text:tab/></text:p>
            <text:p text:style-name="P29"><text:tab/><text:tab/></text:p>
            <text:p text:style-name="P29"><text:tab/>}</text:p>
            <text:p text:style-name="P29"><text:tab/></text:p>
            <text:p text:style-name="P29">}</text:p>
          </table:table-cell>
        </table:table-row>
      </table:table>
      <text:p text:style-name="P15"/>
      <text:p text:style-name="P15">Exercici <text:span text:style-name="T6">5</text:span>: <text:span text:style-name="T6">Històric d'edats</text:span></text:p>
      <text:p text:style-name="P9"><text:soft-page-break/>Desenvolupa un programa que demani el nom de l’usuari, l’edat i l’any actual. El programa escriurà l’edat que tenia l’usuari a cada any des del seu naixement i s’acomiadarà. Per exemple, si l’entrada és</text:p>
      <text:p text:style-name="P23"><text:s text:c="4"/>Anna</text:p>
      <text:p text:style-name="P23"><text:s text:c="4"/>5</text:p>
      <text:p text:style-name="P23"><text:s text:c="4"/>201<text:span text:style-name="T9">5</text:span></text:p>
      <text:p text:style-name="P9">El programa escriurà</text:p>
      <text:p text:style-name="P24"><text:s text:c="4"/>El 20<text:span text:style-name="T9">10</text:span> va nàixer</text:p>
      <text:p text:style-name="P23"><text:s text:c="4"/>El 20<text:span text:style-name="T9">11</text:span> tenia 1 any</text:p>
      <text:p text:style-name="P23"><text:s text:c="4"/>El 20<text:span text:style-name="T9">12</text:span> tenia 2 anys</text:p>
      <text:p text:style-name="P23"><text:s text:c="4"/>El 201<text:span text:style-name="T9">3</text:span> tenia 3 anys</text:p>
      <text:p text:style-name="P23"><text:s text:c="4"/>El 201<text:span text:style-name="T9">4</text:span> tenia 4 anys</text:p>
      <text:p text:style-name="P23"><text:s text:c="4"/>Adéu Anna</text:p>
      <text:p text:style-name="P9">L'aplicació no li dirà l'edat que té l'usuàri en l'any actual, donat que aquesta dada forma part de l'entrada. Per exemple, si l<text:span text:style-name="T9">a </text:span>usuària ha nascut aquest any, simplement s'acomiadarà, i si ho va fer l'any passat, només dirà quan va néixer i s'acomiadarà.</text:p>
      <text:p text:style-name="P9">Les comprovacions necessàries són: que el nom no estigui buit, que l'edat i l'any actual siguin positius (es pressuposa que seran enters), i que l'any actual sigui un valor més alt que el de l'edat.</text:p>
      <text:p text:style-name="P9"><text:span text:style-name="T14">Desenvolupa-ho en Python i </text:span><text:span text:style-name="T15">en Java</text:span>.</text:p>
      <text:p text:style-name="P9"/>
      <table:table table:name="Tabla5" table:style-name="Tabla5">
        <table:table-column table:style-name="Tabla5.A"/>
        <table:table-row>
          <table:table-cell table:style-name="Tabla5.A1" office:value-type="string">
            <text:p text:style-name="P39">Python</text:p>
            <text:p text:style-name="P31">#! /usr/bin/env python</text:p>
            <text:p text:style-name="P31"># encoding: utf-8</text:p>
            <text:p text:style-name="P31"/>
            <text:p text:style-name="P31"># Programa que demani el nom de l’usuari, l’edat i l’any actual. El programa escriurà l’edat que tenia l’usuari a cada any des del seu naixement i s’acomiadarà.</text:p>
            <text:p text:style-name="P31"/>
            <text:p text:style-name="P31">nom=str(raw_input("Introdueix el teu nom: "))</text:p>
            <text:p text:style-name="P31">edat=int(raw_input("Introdueix la teva edat: "))</text:p>
            <text:p text:style-name="P31">anyy=int(raw_input("Introdueix l'any actual: "))</text:p>
            <text:p text:style-name="P31">i=0</text:p>
            <text:p text:style-name="P31">anyn=anyy-edat</text:p>
            <text:p text:style-name="P31"/>
            <text:p text:style-name="P31">if anyy&lt;0:</text:p>
            <text:p text:style-name="P31"><text:tab/>print"Error, l'any no pot ser menor que 0"</text:p>
            <text:p text:style-name="P31">if edat&lt;0:</text:p>
            <text:p text:style-name="P31"><text:tab/>print "Error, la edat no pot ser menys que 0"</text:p>
            <text:p text:style-name="P31">if edat=="":</text:p>
            <text:p text:style-name="P31"><text:tab/>print "Error, el camp de edat no pot estar buit"</text:p>
            <text:p text:style-name="P31">if nom=="":</text:p>
            <text:p text:style-name="P31"><text:tab/>print "Error, el camp de nom no pot estar buit"</text:p>
            <text:p text:style-name="P31"><text:soft-page-break/>if anyy&gt;edat:</text:p>
            <text:p text:style-name="P31"><text:tab/>print "Error, l'any actual no pot ser major que l'edat"</text:p>
            <text:p text:style-name="P31"/>
            <text:p text:style-name="P31">else:</text:p>
            <text:p text:style-name="P31"><text:tab/>print "A l'any ", anyn, " va neixer"</text:p>
            <text:p text:style-name="P31"><text:tab/>for i in range(1,edat,1):</text:p>
            <text:p text:style-name="P31"/>
            <text:p text:style-name="P31"/>
            <text:p text:style-name="P31"><text:tab/><text:tab/>print "A l'any ",anyn+i," tenia ", i, " anys"</text:p>
            <text:p text:style-name="P31"><text:tab/>print"Adéu ",nom</text:p>
          </table:table-cell>
        </table:table-row>
        <table:table-row>
          <table:table-cell table:style-name="Tabla5.A2" office:value-type="string">
            <text:p text:style-name="P31">Java</text:p>
            <text:p text:style-name="P32">import java.io.*;</text:p>
            <text:p text:style-name="P32">//Programa que demani el nom de l’usuari, l’edat i l’any actual. El programa escriurà l’edat que tenia l’usuari a cada any des del seu naixement i s’acomiadarà.</text:p>
            <text:p text:style-name="P32"/>
            <text:p text:style-name="P32">public class practica8{</text:p>
            <text:p text:style-name="P32"><text:tab/><text:tab/>public static void main(String[] args) throws IOException {</text:p>
            <text:p text:style-name="P32"><text:tab/></text:p>
            <text:p text:style-name="P32"><text:tab/><text:tab/>String nom;</text:p>
            <text:p text:style-name="P32"><text:tab/><text:tab/>int edat;</text:p>
            <text:p text:style-name="P32"><text:tab/><text:tab/>int any;</text:p>
            <text:p text:style-name="P32"><text:tab/><text:tab/>String linia;</text:p>
            <text:p text:style-name="P32"><text:tab/><text:tab/>int i;</text:p>
            <text:p text:style-name="P32"><text:tab/><text:tab/>String edatalfa;</text:p>
            <text:p text:style-name="P32"><text:tab/><text:tab/></text:p>
            <text:p text:style-name="P32"><text:tab/><text:tab/>BufferedReader reader = new BufferedReader(new InputStreamReader(System.in));</text:p>
            <text:p text:style-name="P32"><text:tab/><text:tab/></text:p>
            <text:p text:style-name="P32"><text:tab/><text:tab/>System.out.print("Introdueix el teu nom: ");</text:p>
            <text:p text:style-name="P32"><text:tab/><text:tab/>nom = reader.readLine();</text:p>
            <text:p text:style-name="P32"><text:tab/><text:tab/></text:p>
            <text:p text:style-name="P32"><text:tab/><text:tab/>System.out.print("Introdueix la teva edat: ");</text:p>
            <text:p text:style-name="P32"><text:tab/><text:tab/>edatalfa = reader.readLine();</text:p>
            <text:p text:style-name="P32"><text:tab/><text:tab/>edat = Integer.parseInt(edatalfa);</text:p>
            <text:p text:style-name="P32"><text:tab/><text:tab/></text:p>
            <text:p text:style-name="P32"><text:tab/><text:tab/>System.out.print("Introdueix l'any actual: ");</text:p>
            <text:p text:style-name="P32"><text:tab/><text:tab/>linia = reader.readLine();</text:p>
            <text:p text:style-name="P32"><text:tab/><text:tab/>any = Integer.parseInt(linia);</text:p>
            <text:p text:style-name="P32"><text:tab/><text:tab/></text:p>
            <text:p text:style-name="P32"><text:tab/><text:tab/></text:p>
            <text:p text:style-name="P32"><text:tab/><text:tab/></text:p>
            <text:p text:style-name="P32"><text:tab/><text:tab/>int anyn=(any-edat);</text:p>
            <text:p text:style-name="P32"><text:tab/><text:tab/></text:p>
            <text:p text:style-name="P32"><text:tab/><text:tab/>i=1;</text:p>
            <text:p text:style-name="P32"><text:tab/><text:tab/></text:p>
            <text:p text:style-name="P32"><text:tab/><text:tab/>if (any&lt;0){</text:p>
            <text:p text:style-name="P32"><text:tab/><text:tab/><text:tab/>System.out.println("Error, l'any no pot ser menor que 0");</text:p>
            <text:p text:style-name="P32"><text:tab/><text:tab/>}</text:p>
            <text:p text:style-name="P32"><text:soft-page-break/><text:tab/><text:tab/>if (edat&lt;0){</text:p>
            <text:p text:style-name="P32"><text:tab/><text:tab/><text:tab/>System.out.println("Error, la edat no pot ser menys que 0");</text:p>
            <text:p text:style-name="P32"><text:tab/><text:tab/>}</text:p>
            <text:p text:style-name="P32"><text:tab/><text:tab/>if (edatalfa.equals("")){</text:p>
            <text:p text:style-name="P32"><text:tab/><text:tab/><text:tab/>System.out.println("Error, el camp de edat no pot estar buit");</text:p>
            <text:p text:style-name="P32"><text:tab/><text:tab/>}</text:p>
            <text:p text:style-name="P32"><text:tab/><text:tab/>if (nom.equals("")){</text:p>
            <text:p text:style-name="P32"><text:tab/><text:tab/><text:tab/>System.out.println("Error, el camp de nom no pot estar buit");</text:p>
            <text:p text:style-name="P32"><text:tab/><text:tab/>}</text:p>
            <text:p text:style-name="P32"><text:tab/><text:tab/>if (any&lt;edat){</text:p>
            <text:p text:style-name="P32"><text:tab/><text:tab/><text:tab/>System.out.println("Error, l'any actual no pot ser major que l'edat");</text:p>
            <text:p text:style-name="P32"><text:tab/><text:tab/>}</text:p>
            <text:p text:style-name="P32"><text:tab/><text:tab/>else{</text:p>
            <text:p text:style-name="P32"><text:tab/><text:tab/><text:tab/>System.out.println("A l'any "+(anyn)+" va neixer.");</text:p>
            <text:p text:style-name="P32"><text:tab/><text:tab/>for (i=1;i&lt;edat;i++){</text:p>
            <text:p text:style-name="P32"><text:tab/><text:tab/><text:tab/>System.out.println("A l'any "+(anyn+i)+" tenia "+(i)+" anys");</text:p>
            <text:p text:style-name="P32"><text:tab/><text:tab/></text:p>
            <text:p text:style-name="P32"><text:tab/><text:tab/><text:tab/><text:tab/><text:tab/><text:tab/>}</text:p>
            <text:p text:style-name="P32"><text:tab/><text:tab/>System.out.print("Adéu, "+nom);</text:p>
            <text:p text:style-name="P32"><text:tab/><text:tab/>}</text:p>
            <text:p text:style-name="P32"><text:tab/><text:tab/></text:p>
            <text:p text:style-name="P32"><text:tab/><text:tab/></text:p>
            <text:p text:style-name="P32"><text:tab/>}</text:p>
            <text:p text:style-name="P32"><text:tab/></text:p>
            <text:p text:style-name="P32">}</text:p>
          </table:table-cell>
        </table:table-row>
      </table:table>
      <text:p text:style-name="P22"/>
      <text:p text:style-name="P9"/>
      <text:p text:style-name="P9"/>
      <text:p text:style-name="P9"/>
      <text:p text:style-name="P9"/>
      <text:p text:style-name="P17">Exercici <text:span text:style-name="T12">6</text:span>: <text:span text:style-name="T16">El factorial d’un nombre sencer</text:span></text:p>
      <text:p text:style-name="P13">Dissenyeu un programa que calculi el factorial d’un nombre sencer, demanat a l’usuari pel teclat, i li mostri el resultat del càlcul per la pantalla. <text:s/><text:span text:style-name="T14">Fes servir el while!</text:span></text:p>
      <text:p text:style-name="P11"/>
      <table:table table:name="Tabla6" table:style-name="Tabla6">
        <table:table-column table:style-name="Tabla6.A"/>
        <table:table-row>
          <table:table-cell table:style-name="Tabla6.A1" office:value-type="string">
            <text:p text:style-name="P33">import java.io.*;</text:p>
            <text:p text:style-name="P33">//Programa que demani un nombre i et doni el factoral</text:p>
            <text:p text:style-name="P33"/>
            <text:p text:style-name="P33">public class practica8{</text:p>
            <text:p text:style-name="P33"><text:tab/><text:tab/>public static void main(String[] args) throws IOException {</text:p>
            <text:p text:style-name="P33"><text:tab/></text:p>
            <text:p text:style-name="P33"><text:tab/><text:tab/>int nombre;</text:p>
            <text:p text:style-name="P33"><text:tab/><text:tab/>String linia;</text:p>
            <text:p text:style-name="P33"><text:tab/><text:tab/>int i=1;</text:p>
            <text:p text:style-name="P33"><text:tab/><text:tab/>int j=1;</text:p>
            <text:p text:style-name="P33"><text:tab/><text:tab/>BufferedReader reader = new BufferedReader(new InputStreamReader(System.in));</text:p>
            <text:p text:style-name="P33"><text:soft-page-break/><text:tab/><text:tab/></text:p>
            <text:p text:style-name="P33"><text:tab/><text:tab/>System.out.print("Introdueix el teu nombre: ");</text:p>
            <text:p text:style-name="P33"><text:tab/><text:tab/>linia = reader.readLine();</text:p>
            <text:p text:style-name="P33"><text:tab/><text:tab/>nombre = Integer.parseInt(linia);</text:p>
            <text:p text:style-name="P33"><text:tab/><text:tab/></text:p>
            <text:p text:style-name="P33"><text:tab/><text:tab/>while (i&lt;=nombre){</text:p>
            <text:p text:style-name="P33"><text:tab/><text:tab/><text:tab/>j = j*i;</text:p>
            <text:p text:style-name="P33"><text:tab/><text:tab/><text:tab/>i++;<text:tab/></text:p>
            <text:p text:style-name="P33"><text:tab/><text:tab/><text:tab/>}</text:p>
            <text:p text:style-name="P33"><text:tab/><text:tab/>System.out.println ("El factorial es: "+j);</text:p>
            <text:p text:style-name="P33"><text:tab/><text:tab/></text:p>
            <text:p text:style-name="P33"><text:tab/><text:tab/>//for (i=1;i&lt;=nombre;i++){</text:p>
            <text:p text:style-name="P33"><text:tab/><text:tab/>//<text:tab/>j = j*i;</text:p>
            <text:p text:style-name="P33"><text:tab/><text:tab/>//}</text:p>
            <text:p text:style-name="P33"><text:tab/><text:tab/>//System.out.println ("El factorial es: "+j);</text:p>
            <text:p text:style-name="P33"><text:tab/><text:tab/></text:p>
            <text:p text:style-name="P33"><text:tab/>}</text:p>
            <text:p text:style-name="P33">}</text:p>
          </table:table-cell>
        </table:table-row>
      </table:table>
      <text:p text:style-name="P14"/>
      <text:p text:style-name="P11"/>
      <text:p text:style-name="P17">Exercici <text:span text:style-name="T12">7</text:span>: <text:span text:style-name="T16">Nota Mitjana I</text:span></text:p>
      <text:p text:style-name="P13">Dissenya un programa que, en cada pas, li demani a l'usuari el nom i la nota de cadascun dels 10 alumnes d'una classe. Al final li mostrarà la mitjana de totes les notes i l'alumne amb la pitjor nota obtinguda.</text:p>
      <text:p text:style-name="P11"/>
      <table:table table:name="Tabla7" table:style-name="Tabla7">
        <table:table-column table:style-name="Tabla7.A"/>
        <table:table-row>
          <table:table-cell table:style-name="Tabla7.A1" office:value-type="string">
            <text:p text:style-name="P34">import java.io.*;</text:p>
            <text:p text:style-name="P34">//Programa que demani demani unes notes i faixi la mitjana, i mostri l'alumne amb la nota mes baixa</text:p>
            <text:p text:style-name="P34"/>
            <text:p text:style-name="P34">public class practica8{</text:p>
            <text:p text:style-name="P34"><text:tab/><text:tab/>public static void main(String[] args) throws IOException {</text:p>
            <text:p text:style-name="P34"><text:tab/><text:tab/>String linia;</text:p>
            <text:p text:style-name="P34"><text:tab/><text:tab/>int nota;</text:p>
            <text:p text:style-name="P34"><text:tab/><text:tab/>int i=1;</text:p>
            <text:p text:style-name="P34"><text:tab/><text:tab/>String nom;</text:p>
            <text:p text:style-name="P34"><text:tab/><text:tab/>int alumnes =10;</text:p>
            <text:p text:style-name="P34"><text:tab/><text:tab/>int pnota = 10;</text:p>
            <text:p text:style-name="P34"><text:tab/><text:tab/>String pitjor = "";</text:p>
            <text:p text:style-name="P34"><text:tab/><text:tab/>int suma = 0;</text:p>
            <text:p text:style-name="P34"><text:tab/><text:tab/>BufferedReader reader = new BufferedReader(new InputStreamReader(System.in));</text:p>
            <text:p text:style-name="P34"><text:tab/><text:tab/></text:p>
            <text:p text:style-name="P34"><text:tab/><text:tab/>for (i=1;i&lt;=10;i++){</text:p>
            <text:p text:style-name="P34"><text:tab/><text:tab/><text:tab/></text:p>
            <text:p text:style-name="P34"><text:tab/><text:tab/><text:tab/>System.out.print("Introdueix el teu nom ");</text:p>
            <text:p text:style-name="P34"><text:tab/><text:tab/><text:tab/>nom = reader.readLine();</text:p>
            <text:p text:style-name="P34"><text:tab/><text:tab/><text:tab/></text:p>
            <text:p text:style-name="P34"><text:soft-page-break/><text:tab/><text:tab/><text:tab/>System.out.print("Introdueix una nota ");</text:p>
            <text:p text:style-name="P34"><text:tab/><text:tab/><text:tab/>linia = reader.readLine();</text:p>
            <text:p text:style-name="P34"><text:tab/><text:tab/><text:tab/>nota = Integer.parseInt(linia);</text:p>
            <text:p text:style-name="P34"><text:tab/><text:tab/><text:tab/>suma += nota;</text:p>
            <text:p text:style-name="P34"><text:tab/><text:tab/><text:tab/>if (nota &lt; pnota){</text:p>
            <text:p text:style-name="P34"><text:tab/><text:tab/><text:tab/><text:tab/>pnota = nota;</text:p>
            <text:p text:style-name="P34"><text:tab/><text:tab/><text:tab/><text:tab/>pitjor = nom;</text:p>
            <text:p text:style-name="P34"><text:tab/><text:tab/><text:tab/></text:p>
            <text:p text:style-name="P34"><text:tab/><text:tab/><text:tab/>}</text:p>
            <text:p text:style-name="P34"><text:tab/><text:tab/>}</text:p>
            <text:p text:style-name="P34"><text:tab/><text:tab/>System.out.println("La mitja es: " + suma / alumnes);</text:p>
            <text:p text:style-name="P34"><text:tab/><text:tab/>System.out.print(pitjor);</text:p>
            <text:p text:style-name="P34"><text:tab/><text:tab/></text:p>
            <text:p text:style-name="P34"><text:tab/>}</text:p>
            <text:p text:style-name="P34">}</text:p>
          </table:table-cell>
        </table:table-row>
      </table:table>
      <text:p text:style-name="P11"/>
      <text:p text:style-name="P11"/>
      <text:p text:style-name="P20">Exercici <text:span text:style-name="T12">8</text:span>: Nota Mitjana II</text:p>
      <text:p text:style-name="P13">Modifica el programa anterior per tal que en lloc de demanar la nota dels 10 alumnes, sigui l'usuari qui decideixi quan desitja finalitzar la introducció de dades, responent negativament a una qüestió del tipus: "Desitja finalitzar (S/N)?”. <text:s/>Fes servir el while <text:span text:style-name="T12">o el for (el que consideris millor).</text:span></text:p>
      <text:p text:style-name="P9"/>
      <table:table table:name="Tabla8" table:style-name="Tabla8">
        <table:table-column table:style-name="Tabla8.A"/>
        <table:table-row>
          <table:table-cell table:style-name="Tabla8.A1" office:value-type="string">
            <text:p text:style-name="P35">import java.io.*;</text:p>
            <text:p text:style-name="P35">//Programa que demani demani unes notes i faixi la mitjana, i mostri l'alumne amb la nota mes baixa</text:p>
            <text:p text:style-name="P35"/>
            <text:p text:style-name="P35">public class practica8{</text:p>
            <text:p text:style-name="P35"><text:tab/><text:tab/>public static void main(String[] args) throws IOException {</text:p>
            <text:p text:style-name="P35"><text:tab/><text:tab/>String linia;</text:p>
            <text:p text:style-name="P35"><text:tab/><text:tab/>int nota;</text:p>
            <text:p text:style-name="P35"><text:tab/><text:tab/>int i=1;</text:p>
            <text:p text:style-name="P35"><text:tab/><text:tab/>String nom;</text:p>
            <text:p text:style-name="P35"><text:tab/><text:tab/>int pnota = 100;</text:p>
            <text:p text:style-name="P35"><text:tab/><text:tab/>String pitjor = "";</text:p>
            <text:p text:style-name="P35"><text:tab/><text:tab/>int cont = 0;</text:p>
            <text:p text:style-name="P35"><text:tab/><text:tab/>int acont =0;</text:p>
            <text:p text:style-name="P35"><text:tab/><text:tab/>String finalitzar;</text:p>
            <text:p text:style-name="P35"><text:tab/><text:tab/></text:p>
            <text:p text:style-name="P35"><text:tab/><text:tab/>BufferedReader reader = new BufferedReader(new InputStreamReader(System.in));</text:p>
            <text:p text:style-name="P35"><text:tab/><text:tab/></text:p>
            <text:p text:style-name="P35"><text:tab/><text:tab/>finalitzar="n";</text:p>
            <text:p text:style-name="P35"><text:tab/><text:tab/>while (finalitzar.equals("n")){</text:p>
            <text:p text:style-name="P35"><text:tab/><text:tab/></text:p>
            <text:p text:style-name="P35"><text:tab/><text:tab/><text:tab/></text:p>
            <text:p text:style-name="P35"><text:tab/><text:tab/><text:tab/></text:p>
            <text:p text:style-name="P35"><text:soft-page-break/><text:tab/><text:tab/><text:tab/>System.out.print("Introdueix el teu nom ");</text:p>
            <text:p text:style-name="P35"><text:tab/><text:tab/><text:tab/>nom = reader.readLine();</text:p>
            <text:p text:style-name="P35"><text:tab/><text:tab/><text:tab/></text:p>
            <text:p text:style-name="P35"><text:tab/><text:tab/><text:tab/></text:p>
            <text:p text:style-name="P35"><text:tab/><text:tab/><text:tab/>System.out.print("Introdueix una nota ");</text:p>
            <text:p text:style-name="P35"><text:tab/><text:tab/><text:tab/>linia = reader.readLine();</text:p>
            <text:p text:style-name="P35"><text:tab/><text:tab/><text:tab/>nota = Integer.parseInt(linia);</text:p>
            <text:p text:style-name="P35"><text:tab/><text:tab/><text:tab/>cont = cont+nota;</text:p>
            <text:p text:style-name="P35"><text:tab/><text:tab/><text:tab/>acont = acont+1;</text:p>
            <text:p text:style-name="P35"><text:tab/><text:tab/><text:tab/>if (nota &lt; pnota){</text:p>
            <text:p text:style-name="P35"><text:tab/><text:tab/><text:tab/><text:tab/>pnota = nota;</text:p>
            <text:p text:style-name="P35"><text:tab/><text:tab/><text:tab/><text:tab/>pitjor = nom;</text:p>
            <text:p text:style-name="P35"><text:tab/><text:tab/><text:tab/></text:p>
            <text:p text:style-name="P35"><text:tab/><text:tab/><text:tab/>}</text:p>
            <text:p text:style-name="P35"><text:tab/><text:tab/></text:p>
            <text:p text:style-name="P35"><text:tab/><text:tab/></text:p>
            <text:p text:style-name="P35"><text:tab/><text:tab/>System.out.println("Desitja finalitzar (s/n)?");</text:p>
            <text:p text:style-name="P35"><text:tab/><text:tab/>finalitzar =reader.readLine();</text:p>
            <text:p text:style-name="P35"><text:tab/><text:tab/></text:p>
            <text:p text:style-name="P35"><text:tab/><text:tab/>if (finalitzar.equals("s")){</text:p>
            <text:p text:style-name="P35"><text:tab/><text:tab/><text:tab/>break;</text:p>
            <text:p text:style-name="P35"><text:tab/><text:tab/>}</text:p>
            <text:p text:style-name="P35"><text:tab/><text:tab/>}</text:p>
            <text:p text:style-name="P35"><text:tab/><text:tab/></text:p>
            <text:p text:style-name="P35"><text:tab/><text:tab/>System.out.println("La mitja es: " + cont / acont);</text:p>
            <text:p text:style-name="P35"><text:tab/><text:tab/>System.out.println("L'alumne amb pijtor nota es "+pitjor);</text:p>
            <text:p text:style-name="P35"><text:tab/><text:tab/></text:p>
            <text:p text:style-name="P35"><text:tab/>}</text:p>
            <text:p text:style-name="P35">}</text:p>
          </table:table-cell>
        </table:table-row>
      </table:table>
      <text:p text:style-name="P15"/>
      <text:p text:style-name="P26">Exercici <text:span text:style-name="T12">9</text:span>: <text:span text:style-name="T6">Un quadrat de nombres</text:span></text:p>
      <text:p text:style-name="P9">Escriu un programa que demani un enter positiu més gran que 0 i "dibuixi" un quadrat amb els nombres del 1 fins el valor de l'entrada. Per exemple, si l'entrada és 5, dibuixarà:</text:p>
      <text:p text:style-name="P23"><text:s text:c="4"/>1 2 3 4 5</text:p>
      <text:p text:style-name="P23"><text:s text:c="4"/>1 2 3 4 5</text:p>
      <text:p text:style-name="P23"><text:s text:c="4"/>1 2 3 4 5</text:p>
      <text:p text:style-name="P23"><text:s text:c="4"/>1 2 3 4 5</text:p>
      <text:p text:style-name="P23"><text:s text:c="4"/>1 2 3 4 5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8">import java.io.*;</text:p>
            <text:p text:style-name="P38">//Programa que pinti un quadrat amb nombres</text:p>
            <text:p text:style-name="P38"/>
            <text:p text:style-name="P38">public class ejercicio{</text:p>
            <text:p text:style-name="P38"><text:tab/><text:tab/>public static void main(String[] args) throws IOException {</text:p>
            <text:p text:style-name="P38"><text:tab/><text:tab/></text:p>
            <text:p text:style-name="P38"><text:tab/><text:tab/>int base;</text:p>
            <text:p text:style-name="P38"><text:tab/><text:tab/>int altura;</text:p>
            <text:p text:style-name="P38"><text:tab/><text:tab/>String linia;</text:p>
            <text:p text:style-name="P38"><text:tab/><text:tab/>int i,j;</text:p>
            <text:p text:style-name="P38"><text:tab/><text:tab/></text:p>
            <text:p text:style-name="P38"><text:tab/><text:tab/>BufferedReader reader = new BufferedReader(new InputStreamReader(System.in));</text:p>
            <text:p text:style-name="P38"><text:tab/><text:tab/></text:p>
            <text:p text:style-name="P38"><text:tab/><text:tab/>System.out.print("Introdueix el nombre: ");</text:p>
            <text:p text:style-name="P38"><text:tab/><text:tab/>linia = reader.readLine();</text:p>
            <text:p text:style-name="P38"><text:tab/><text:tab/>base = Integer.parseInt(linia);</text:p>
            <text:p text:style-name="P38"><text:tab/><text:tab/></text:p>
            <text:p text:style-name="P38"><text:tab/><text:tab/>altura=base;</text:p>
            <text:p text:style-name="P38"/>
            <text:p text:style-name="P38"><text:tab/><text:tab/>//for per pintar linies</text:p>
            <text:p text:style-name="P38"><text:tab/><text:tab/>for(i=0;i&lt;base;i++){</text:p>
            <text:p text:style-name="P38"><text:tab/><text:tab/><text:tab/>for(j=1;j&lt;altura+1;j++){</text:p>
            <text:p text:style-name="P38"><text:tab/><text:tab/><text:tab/><text:tab/>System.out.print(j+" ");</text:p>
            <text:p text:style-name="P38"><text:tab/><text:tab/><text:tab/><text:tab/>}</text:p>
            <text:p text:style-name="P38"><text:tab/><text:tab/>System.out.println();</text:p>
            <text:p text:style-name="P38"><text:tab/><text:tab/>}</text:p>
            <text:p text:style-name="P38"><text:tab/>}</text:p>
            <text:p text:style-name="P38"><text:tab/></text:p>
            <text:p text:style-name="P38">}</text:p>
          </table:table-cell>
        </table:table-row>
      </table:table>
      <text:p text:style-name="P9"/>
      <text:p text:style-name="P16">Exercici <text:span text:style-name="T12">10</text:span>: <text:span text:style-name="T6">Un rectangle de nombres</text:span></text:p>
      <text:p text:style-name="P10">Escriu un programa que demani un <text:span text:style-name="T11">dos </text:span>enter<text:span text:style-name="T11">s</text:span> positiu<text:span text:style-name="T11">s</text:span> més gran que 0 i "dibuixi" un <text:span text:style-name="T11">rectangle com el que es mostra a continuació</text:span>. Per exemple, si l'entrada és 5 <text:span text:style-name="T11">i 3</text:span>, dibuixarà:</text:p>
      <text:p text:style-name="P25"><text:s text:c="4"/>1 2 3 4 5</text:p>
      <text:p text:style-name="P25"><text:s text:c="4"/>1 2 3 4 5</text:p>
      <text:p text:style-name="P25"><text:s text:c="4"/>1 2 3 4 5</text:p>
      <text:p text:style-name="P10"><text:soft-page-break/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0">import java.io.*;</text:p>
            <text:p text:style-name="P40">//Programa que demani dos nombres i pinti un rectangle amb aquests</text:p>
            <text:p text:style-name="P40"/>
            <text:p text:style-name="P40">public class ejercicio{</text:p>
            <text:p text:style-name="P40"><text:tab/><text:tab/>public static void main(String[] args) throws IOException {</text:p>
            <text:p text:style-name="P40"><text:tab/><text:tab/></text:p>
            <text:p text:style-name="P40"><text:tab/><text:tab/>int base;</text:p>
            <text:p text:style-name="P40"><text:tab/><text:tab/>int altura;</text:p>
            <text:p text:style-name="P40"><text:tab/><text:tab/>String linia;</text:p>
            <text:p text:style-name="P40"><text:tab/><text:tab/>int i,j;</text:p>
            <text:p text:style-name="P40"><text:tab/><text:tab/></text:p>
            <text:p text:style-name="P40"><text:tab/><text:tab/>BufferedReader reader = new BufferedReader(new InputStreamReader(System.in));</text:p>
            <text:p text:style-name="P40"><text:tab/><text:tab/></text:p>
            <text:p text:style-name="P40"><text:tab/><text:tab/>System.out.print("Introdueix el nombre: ");</text:p>
            <text:p text:style-name="P40"><text:tab/><text:tab/>linia = reader.readLine();</text:p>
            <text:p text:style-name="P40"><text:tab/><text:tab/>base = Integer.parseInt(linia);</text:p>
            <text:p text:style-name="P40"><text:tab/><text:tab/></text:p>
            <text:p text:style-name="P40"><text:tab/><text:tab/>System.out.print("Introdueix l'altura: ");</text:p>
            <text:p text:style-name="P40"><text:tab/><text:tab/>linia = reader.readLine();</text:p>
            <text:p text:style-name="P40"><text:tab/><text:tab/>altura = Integer.parseInt(linia);</text:p>
            <text:p text:style-name="P40"><text:tab/><text:tab/></text:p>
            <text:p text:style-name="P40"><text:tab/><text:tab/></text:p>
            <text:p text:style-name="P40"><text:tab/><text:tab/></text:p>
            <text:p text:style-name="P40"><text:tab/><text:tab/>//for per pintar linies</text:p>
            <text:p text:style-name="P40"><text:tab/><text:tab/>for(i=1;i&lt;altura+1;i++){</text:p>
            <text:p text:style-name="P40"><text:tab/><text:tab/><text:tab/>for(j=1;j&lt;base+1;j++){</text:p>
            <text:p text:style-name="P40"><text:tab/><text:tab/><text:tab/><text:tab/>System.out.print(j+" ");</text:p>
            <text:p text:style-name="P40"><text:tab/><text:tab/><text:tab/><text:tab/>}</text:p>
            <text:p text:style-name="P40"><text:tab/><text:tab/>System.out.println(" ");</text:p>
            <text:p text:style-name="P40"><text:tab/><text:tab/>}</text:p>
            <text:p text:style-name="P40"><text:tab/>}</text:p>
            <text:p text:style-name="P40"><text:tab/></text:p>
            <text:p text:style-name="P40">}</text:p>
          </table:table-cell>
        </table:table-row>
      </table:table>
      <text:p text:style-name="P10"/>
      <text:p text:style-name="P18">Exercici <text:span text:style-name="T12">11</text:span>. Un triangle de nombres</text:p>
      <text:p text:style-name="P9">Desenvolupa un programa que demani a l’usuari un nombre positiu més gran que 0. El programa escriurà una línia per nombre entre el 1 i el nombre introduït (es a dir, creixentment). A cada línia escriurà <text:span text:style-name="T11">un asterisc</text:span>. Ex. si l’entrada és 5 la sortida serà</text:p>
      <text:p text:style-name="P23"><text:s text:c="4"/>*</text:p>
      <text:p text:style-name="P23"><text:s text:c="4"/>**</text:p>
      <text:p text:style-name="P23"><text:s text:c="4"/>***</text:p>
      <text:p text:style-name="P23"><text:s text:c="4"/>****</text:p>
      <text:p text:style-name="P23"><text:s text:c="4"/>*****</text:p>
      <table:table table:name="Tabla11" table:style-name="Tabla11">
        <table:table-column table:style-name="Tabla11.A"/>
        <text:soft-page-break/>
        <table:table-row>
          <table:table-cell table:style-name="Tabla11.A1" office:value-type="string">
            <text:p text:style-name="P41">import java.io.*;</text:p>
            <text:p text:style-name="P41">//Programa que demani dos nombres i pinti un rectangle amb aquests</text:p>
            <text:p text:style-name="P41"/>
            <text:p text:style-name="P41">public class ejercicio{</text:p>
            <text:p text:style-name="P41"><text:tab/><text:tab/>public static void main(String[] args) throws IOException {</text:p>
            <text:p text:style-name="P41"><text:tab/><text:tab/></text:p>
            <text:p text:style-name="P41"><text:tab/><text:tab/>int base;</text:p>
            <text:p text:style-name="P41"><text:tab/><text:tab/>int altura;</text:p>
            <text:p text:style-name="P41"><text:tab/><text:tab/>String linia;</text:p>
            <text:p text:style-name="P41"><text:tab/><text:tab/>int i,j;</text:p>
            <text:p text:style-name="P41"><text:tab/><text:tab/></text:p>
            <text:p text:style-name="P41"><text:tab/><text:tab/>BufferedReader reader = new BufferedReader(new InputStreamReader(System.in));</text:p>
            <text:p text:style-name="P41"><text:tab/><text:tab/></text:p>
            <text:p text:style-name="P41"><text:tab/><text:tab/>System.out.print("Introdueix la base: ");</text:p>
            <text:p text:style-name="P41"><text:tab/><text:tab/>linia = reader.readLine();</text:p>
            <text:p text:style-name="P41"><text:tab/><text:tab/>base = Integer.parseInt(linia);</text:p>
            <text:p text:style-name="P41"><text:tab/><text:tab/></text:p>
            <text:p text:style-name="P41"><text:tab/><text:tab/>//System.out.print("Introdueix l'altura: ");</text:p>
            <text:p text:style-name="P41"><text:tab/><text:tab/>//linia = reader.readLine();</text:p>
            <text:p text:style-name="P41"><text:tab/><text:tab/>//altura = Integer.parseInt(linia);</text:p>
            <text:p text:style-name="P41"><text:tab/><text:tab/></text:p>
            <text:p text:style-name="P41"><text:tab/><text:tab/>altura=base;</text:p>
            <text:p text:style-name="P41"><text:tab/><text:tab/></text:p>
            <text:p text:style-name="P41"><text:tab/><text:tab/>//for per pintar linies</text:p>
            <text:p text:style-name="P41"><text:tab/><text:tab/>for(i=0;i&lt;altura;i++){</text:p>
            <text:p text:style-name="P41"><text:tab/><text:tab/><text:tab/>for(j=0;j&lt;i;j++){</text:p>
            <text:p text:style-name="P41"><text:tab/><text:tab/><text:tab/><text:tab/>System.out.print("*");</text:p>
            <text:p text:style-name="P41"><text:tab/><text:tab/><text:tab/><text:tab/>}</text:p>
            <text:p text:style-name="P41"><text:tab/><text:tab/>System.out.println("*");</text:p>
            <text:p text:style-name="P41"><text:tab/><text:tab/>}</text:p>
            <text:p text:style-name="P41"><text:tab/>}</text:p>
            <text:p text:style-name="P41"><text:tab/></text:p>
            <text:p text:style-name="P41">}</text:p>
          </table:table-cell>
        </table:table-row>
      </table:table>
      <text:p text:style-name="P23"/>
      <text:p text:style-name="P9"><text:span text:style-name="T7">F</text:span>es-ho en Python i <text:span text:style-name="T12">Java</text:span>.</text:p>
      <text:p text:style-name="P9"/>
      <text:p text:style-name="P19">Exercici <text:span text:style-name="T12">12</text:span>. Un triangle de nombres</text:p>
      <text:p text:style-name="P10">Desenvolupa un programa que demani a l’usuari un nombre positiu més gran que 0. El programa escriurà una línia per nombre entre el 1 i el nombre introduït (es a dir, creixentment). A cada línia escriurà tots els nombres des del nombre corresponent a la línia fins al 1. Ex. si l’entrada és 5 la sortida serà</text:p>
      <text:p text:style-name="P25"><text:s text:c="4"/>1</text:p>
      <text:p text:style-name="P25"><text:s text:c="4"/>2, 1</text:p>
      <text:p text:style-name="P25"><text:s text:c="4"/>3, 2, 1</text:p>
      <text:p text:style-name="P25"><text:soft-page-break/><text:s text:c="4"/>4, 3, 2, 1</text:p>
      <text:p text:style-name="P25"><text:s text:c="4"/>5, 4, 3, 2, 1</text:p>
      <text:p text:style-name="P10"><text:span text:style-name="T7">F</text:span>es-ho en Python i <text:span text:style-name="T12">Java</text:span>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6">import java.io.*;</text:p>
            <text:p text:style-name="P36">//Programa que demani dos nombres i pinti un rectangle amb aquests</text:p>
            <text:p text:style-name="P36"/>
            <text:p text:style-name="P36">public class ejercicio{</text:p>
            <text:p text:style-name="P36"><text:tab/><text:tab/>public static void main(String[] args) throws IOException {</text:p>
            <text:p text:style-name="P36"><text:tab/><text:tab/></text:p>
            <text:p text:style-name="P36"><text:tab/><text:tab/>int base;</text:p>
            <text:p text:style-name="P36"><text:tab/><text:tab/>int altura;</text:p>
            <text:p text:style-name="P36"><text:tab/><text:tab/>String linia;</text:p>
            <text:p text:style-name="P36"><text:tab/><text:tab/>int i,j;</text:p>
            <text:p text:style-name="P36"><text:tab/><text:tab/></text:p>
            <text:p text:style-name="P36"><text:tab/><text:tab/>BufferedReader reader = new BufferedReader(new InputStreamReader(System.in));</text:p>
            <text:p text:style-name="P36"><text:tab/><text:tab/></text:p>
            <text:p text:style-name="P36"><text:tab/><text:tab/>System.out.print("Introdueix la base: ");</text:p>
            <text:p text:style-name="P36"><text:tab/><text:tab/>linia = reader.readLine();</text:p>
            <text:p text:style-name="P36"><text:tab/><text:tab/>base = Integer.parseInt(linia);</text:p>
            <text:p text:style-name="P36"><text:tab/><text:tab/></text:p>
            <text:p text:style-name="P36"><text:tab/><text:tab/>//System.out.print("Introdueix l'altura: ");</text:p>
            <text:p text:style-name="P36"><text:tab/><text:tab/>//linia = reader.readLine();</text:p>
            <text:p text:style-name="P36"><text:tab/><text:tab/>//altura = Integer.parseInt(linia);</text:p>
            <text:p text:style-name="P36"><text:tab/><text:tab/></text:p>
            <text:p text:style-name="P36"><text:tab/><text:tab/>altura=base;</text:p>
            <text:p text:style-name="P36"><text:tab/><text:tab/></text:p>
            <text:p text:style-name="P36"><text:tab/><text:tab/>//for per pintar linies</text:p>
            <text:p text:style-name="P36"><text:tab/><text:tab/>for(i=1;i&lt;=altura;i++){</text:p>
            <text:p text:style-name="P36"><text:tab/><text:tab/><text:tab/>for(j=i;j&gt;=1;j--){</text:p>
            <text:p text:style-name="P36"><text:tab/><text:tab/><text:tab/><text:tab/>if (j==1){</text:p>
            <text:p text:style-name="P36"><text:tab/><text:tab/><text:tab/><text:tab/><text:tab/>System.out.print(j);</text:p>
            <text:p text:style-name="P36"><text:tab/><text:tab/><text:tab/><text:tab/>}</text:p>
            <text:p text:style-name="P36"><text:tab/><text:tab/><text:tab/><text:tab/>else{</text:p>
            <text:p text:style-name="P36"><text:tab/><text:tab/><text:tab/><text:tab/><text:tab/>System.out.print(j+(","));</text:p>
            <text:p text:style-name="P36"><text:tab/><text:tab/><text:tab/><text:tab/>}</text:p>
            <text:p text:style-name="P36"><text:tab/><text:tab/><text:tab/>}<text:tab/></text:p>
            <text:p text:style-name="P36"><text:tab/><text:tab/><text:tab/>System.out.println();</text:p>
            <text:p text:style-name="P36"><text:tab/><text:tab/>}</text:p>
            <text:p text:style-name="P36"><text:tab/>}</text:p>
            <text:p text:style-name="P36"><text:tab/></text:p>
            <text:p text:style-name="P36">}</text:p>
          </table:table-cell>
        </table:table-row>
      </table:table>
      <text:p text:style-name="P10"/>
      <text:p text:style-name="P18">Exercici <text:span text:style-name="T11">13</text:span>. Un triangle invertit</text:p>
      <text:p text:style-name="P9">Desenvolupa un programa que demani a l’usuari un nombre positiu més gran que 0. <text:s/>El programa escriurà una línia per nombre entre el nombre introduït i el 1 (és a dir, <text:soft-page-break/>decreixentment). A cada línia escriurà tots els nombres des de l’1 fins el nombre corresponent a la línia. Ex. si l’entrada és 5 la sortida serà</text:p>
      <text:p text:style-name="P23"><text:s text:c="4"/>1, 2, 3, 4, 5</text:p>
      <text:p text:style-name="P23"><text:s text:c="4"/>1, 2, 3, 4</text:p>
      <text:p text:style-name="P23"><text:s text:c="4"/>1, 2, 3</text:p>
      <text:p text:style-name="P23"><text:s text:c="4"/>1, 2</text:p>
      <text:p text:style-name="P23"><text:s text:c="4"/>1</text:p>
      <text:p text:style-name="P9"><text:span text:style-name="T7">Fe</text:span>s-ho en Python i <text:span text:style-name="T12">Java</text:span>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7">import java.io.*;</text:p>
            <text:p text:style-name="P37">//Programa que demani dos nombres i pinti un rectangle amb aquests</text:p>
            <text:p text:style-name="P37"/>
            <text:p text:style-name="P37">public class ejercicio{</text:p>
            <text:p text:style-name="P37"><text:tab/><text:tab/>public static void main(String[] args) throws IOException {</text:p>
            <text:p text:style-name="P37"><text:tab/><text:tab/></text:p>
            <text:p text:style-name="P37"><text:tab/><text:tab/>int base;</text:p>
            <text:p text:style-name="P37"><text:tab/><text:tab/>int altura;</text:p>
            <text:p text:style-name="P37"><text:tab/><text:tab/>String linia;</text:p>
            <text:p text:style-name="P37"><text:tab/><text:tab/>int i,j;</text:p>
            <text:p text:style-name="P37"><text:tab/><text:tab/>int aux=1;</text:p>
            <text:p text:style-name="P37"><text:tab/><text:tab/></text:p>
            <text:p text:style-name="P37"><text:tab/><text:tab/>BufferedReader reader = new BufferedReader(new InputStreamReader(System.in));</text:p>
            <text:p text:style-name="P37"><text:tab/><text:tab/></text:p>
            <text:p text:style-name="P37"><text:tab/><text:tab/>System.out.print("Introdueix la base: ");</text:p>
            <text:p text:style-name="P37"><text:tab/><text:tab/>linia = reader.readLine();</text:p>
            <text:p text:style-name="P37"><text:tab/><text:tab/>base = Integer.parseInt(linia);</text:p>
            <text:p text:style-name="P37"/>
            <text:p text:style-name="P37"><text:tab/><text:tab/>altura=base;</text:p>
            <text:p text:style-name="P37"><text:tab/><text:tab/></text:p>
            <text:p text:style-name="P37"><text:tab/><text:tab/>//for per pintar linies</text:p>
            <text:p text:style-name="P37"><text:tab/><text:tab/>for(i=0;i&lt;altura;i++){</text:p>
            <text:p text:style-name="P37"><text:tab/><text:tab/><text:tab/>for(j=altura-i;j&gt;0;j--){</text:p>
            <text:p text:style-name="P37"><text:tab/><text:tab/><text:tab/><text:tab/>if(j == 1)</text:p>
            <text:p text:style-name="P37"><text:tab/><text:tab/><text:tab/><text:tab/><text:tab/>System.out.print(aux);</text:p>
            <text:p text:style-name="P37"><text:tab/><text:tab/><text:tab/><text:tab/>else</text:p>
            <text:p text:style-name="P37"><text:tab/><text:tab/><text:tab/><text:tab/><text:tab/>System.out.print(aux+(","));</text:p>
            <text:p text:style-name="P37"><text:tab/><text:tab/><text:tab/><text:tab/>aux = aux + 1;</text:p>
            <text:p text:style-name="P37"><text:tab/><text:tab/><text:tab/>}<text:tab/></text:p>
            <text:p text:style-name="P37"><text:tab/><text:tab/><text:tab/>System.out.println();</text:p>
            <text:p text:style-name="P37"><text:tab/><text:tab/><text:tab/>aux = 1;</text:p>
            <text:p text:style-name="P37"><text:tab/><text:tab/>}</text:p>
            <text:p text:style-name="P37"><text:tab/>}<text:tab/></text:p>
            <text:p text:style-name="P37">}</text:p>
          </table:table-cell>
        </table:table-row>
      </table:table>
      <text:p text:style-name="P9"/>
      <text:p text:style-name="P18">Exercici <text:span text:style-name="T11">14</text:span>. Triangles <text:span text:style-name="T8">(opcional)</text:span></text:p>
      <text:p text:style-name="P9"><text:soft-page-break/>Desenvolupa un programa que demani un nombre enter positiu i dibuixi tants triangles com se li indiqui segons l'exemple següent on l'entrada és 2.</text:p>
      <text:p text:style-name="P23"><text:s text:c="4"/>.........9.........</text:p>
      <text:p text:style-name="P23"><text:s text:c="4"/>........898........</text:p>
      <text:p text:style-name="P23"><text:s text:c="4"/>.......78987.......</text:p>
      <text:p text:style-name="P23"><text:s text:c="4"/>......6789876......</text:p>
      <text:p text:style-name="P23"><text:s text:c="4"/>.....567898765.....</text:p>
      <text:p text:style-name="P23"><text:s text:c="4"/>....45678987654....</text:p>
      <text:p text:style-name="P23"><text:s text:c="4"/>...3456789876543...</text:p>
      <text:p text:style-name="P23"><text:s text:c="4"/>..234567898765432..</text:p>
      <text:p text:style-name="P23"><text:s text:c="4"/>.12345678987654321.</text:p>
      <text:p text:style-name="P23"><text:s text:c="4"/>0123456789876543210</text:p>
      <text:p text:style-name="P23"><text:s text:c="4"/>.........9.........</text:p>
      <text:p text:style-name="P23"><text:s text:c="4"/>........898........</text:p>
      <text:p text:style-name="P23"><text:s text:c="4"/>.......78987.......</text:p>
      <text:p text:style-name="P23"><text:s text:c="4"/>......6789876......</text:p>
      <text:p text:style-name="P23"><text:s text:c="4"/>.....567898765.....</text:p>
      <text:p text:style-name="P23"><text:s text:c="4"/>....45678987654....</text:p>
      <text:p text:style-name="P23"><text:s text:c="4"/>...3456789876543...</text:p>
      <text:p text:style-name="P23"><text:s text:c="4"/>..234567898765432..</text:p>
      <text:p text:style-name="P23"><text:s text:c="4"/>.12345678987654321.</text:p>
      <text:p text:style-name="P23"><text:s text:c="4"/>0123456789876543210</text:p>
      <text:p text:style-name="P9">Nota: evidentment s'espera que no ho facis amb instruccions de l'estil</text:p>
      <text:p text:style-name="P23"><text:s text:c="4"/><text:span text:style-name="T17">print</text:span> "....45678987654...."</text:p>
      <text:p text:style-name="P9"/>
      <text:p text:style-name="P18">Exercici <text:span text:style-name="T10">12</text:span>. Rombos <text:span text:style-name="T8">(opcional)</text:span></text:p>
      <text:p text:style-name="P9">Desenvolupa un programa que escrigui el següent</text:p>
      <text:p text:style-name="P23"><text:s text:c="4"/>.........9.........</text:p>
      <text:p text:style-name="P23"><text:s text:c="4"/>........898........</text:p>
      <text:p text:style-name="P23"><text:s text:c="4"/>.......78987.......</text:p>
      <text:p text:style-name="P23"><text:s text:c="4"/>......6789876......</text:p>
      <text:p text:style-name="P23"><text:s text:c="4"/>.....567898765.....</text:p>
      <text:p text:style-name="P23"><text:s text:c="4"/>....45678987654....</text:p>
      <text:p text:style-name="P23"><text:s text:c="4"/>...3456789876543...</text:p>
      <text:p text:style-name="P23"><text:s text:c="4"/>..234567898765432..</text:p>
      <text:p text:style-name="P23"><text:s text:c="4"/>.12345678987654321.</text:p>
      <text:p text:style-name="P23"><text:s text:c="4"/>0123456789876543210</text:p>
      <text:p text:style-name="P23"><text:s text:c="4"/>.12345678987654321.</text:p>
      <text:p text:style-name="P23"><text:soft-page-break/><text:s text:c="4"/>..234567898765432..</text:p>
      <text:p text:style-name="P23"><text:s text:c="4"/>...3456789876543...</text:p>
      <text:p text:style-name="P23"><text:s text:c="4"/>....45678987654....</text:p>
      <text:p text:style-name="P23"><text:s text:c="4"/>.....567898765.....</text:p>
      <text:p text:style-name="P23"><text:s text:c="4"/>......6789876......</text:p>
      <text:p text:style-name="P23"><text:s text:c="4"/>.......78987.......</text:p>
      <text:p text:style-name="P23"><text:s text:c="4"/>........898........</text:p>
      <text:p text:style-name="P23"><text:s text:c="4"/>.........9.........</text:p>
      <text:p text:style-name="P9">La nota de l'exercici anterior és vàlida també per aquest. Els llenguatges requerits també ho són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7"><draw:image xlink:href="Pictures/1000000000000800000008002A3DBE1FADF0AD9C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8</text:page-number></text:span><text:span text:style-name="MT2"> de </text:span><text:span text:style-name="MT2"><text:page-count style:num-format="1">18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1</dc:title>
    <meta:initial-creator>Josep Vilardell</meta:initial-creator>
    <meta:creation-date>2011-09-13T17:29:00</meta:creation-date>
    <dc:date>2017-12-14T18:47:39.617457772</dc:date>
    <meta:print-date>2011-03-02T18:52:00</meta:print-date>
    <dc:language>ca-ES</dc:language>
    <meta:editing-cycles>78</meta:editing-cycles>
    <meta:editing-duration>PT18H9M55S</meta:editing-duration>
    <meta:document-statistic meta:table-count="15" meta:image-count="1" meta:object-count="0" meta:page-count="18" meta:paragraph-count="640" meta:word-count="2372" meta:character-count="17250" meta:non-whitespace-character-count="14182"/>
    <meta:user-defined meta:name="Info 1"/>
    <meta:user-defined meta:name="Info 2"/>
    <meta:user-defined meta:name="Info 3"/>
    <meta:user-defined meta:name="Info 4"/>
  </office:meta>
</office:document-meta>
</file>